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61b47" officeooo:paragraph-rsid="00261b47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2" style:family="paragraph" style:parent-style-name="Standard">
      <style:text-properties officeooo:rsid="000f9578" officeooo:paragraph-rsid="000f9578"/>
    </style:style>
    <style:style style:name="P13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201066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  <style:style style:name="T4" style:family="text">
      <style:text-properties fo:color="#dcdcaa" style:font-name="Droid Sans Mono" fo:font-size="10.5pt" fo:font-weight="normal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2"/>
      <text:p text:style-name="P12">heroWindowInit</text:p>
      <text:p text:style-name="P12">heroWindowDestroy</text:p>
      <text:p text:style-name="P12">heroWindowSetFullscreen</text:p>
      <text:p text:style-name="P12">heroWindowGetFullscreen</text:p>
      <text:p text:style-name="P12">heroWindowGetSize</text:p>
      <text:p text:style-name="P12">heroWindowGetSdlWindow</text:p>
      <text:p text:style-name="P12">heroWindowGetId</text:p>
      <text:p text:style-name="P12">heroWindowGetGlContext</text:p>
      <text:p text:style-name="P12">heroWindowHandleEvents</text:p>
      <text:p text:style-name="P12">heroWindowSetEvent</text:p>
      <text:p text:style-name="P12"/>
      <text:p text:style-name="P11">Event</text:p>
      <text:p text:style-name="P13"/>
      <text:p text:style-name="P13">heroEventInit</text:p>
      <text:p text:style-name="P13">heroEventUpdate</text:p>
      <text:p text:style-name="P13">heroEventDestroy</text:p>
      <text:p text:style-name="P13">heroEventAddWindow</text:p>
      <text:p text:style-name="P13">heroEventRemoveWindow</text:p>
      <text:p text:style-name="P13"/>
      <text:p text:style-name="P4">Input</text:p>
      <text:p text:style-name="P14"/>
      <text:p text:style-name="P14">heroInputInit</text:p>
      <text:p text:style-name="P14">heroInputUpdate</text:p>
      <text:p text:style-name="P14">heroInputDestroy</text:p>
      <text:p text:style-name="P14">heroInputKeyPressed</text:p>
      <text:p text:style-name="P14">heroInputKeyDown</text:p>
      <text:p text:style-name="P14">heroInputKeyUp</text:p>
      <text:p text:style-name="P14">heroInputMouseButtonPressed</text:p>
      <text:p text:style-name="P14">heroInputMouseButtonDown</text:p>
      <text:p text:style-name="P14">heroInputMouseButtonUp</text:p>
      <text:p text:style-name="P14">heroInputGetMousePosition</text:p>
      <text:p text:style-name="P14">heroInputSetMousePosition</text:p>
      <text:p text:style-name="P14"/>
      <text:p text:style-name="P5">Debug</text:p>
      <text:p text:style-name="P15"/>
      <text:p text:style-name="P15">glCheckError</text:p>
      <text:p text:style-name="P15">glShaderCheckError</text:p>
      <text:p text:style-name="P15"><text:soft-page-break/>glProgramCheckError</text:p>
      <text:p text:style-name="P15"/>
      <text:p text:style-name="P5">Font</text:p>
      <text:p text:style-name="P15"/>
      <text:p text:style-name="P15">heroFontLoad</text:p>
      <text:p text:style-name="P15">heroFontUnload</text:p>
      <text:p text:style-name="P15"/>
      <text:p text:style-name="P6">Texture</text:p>
      <text:p text:style-name="P16"/>
      <text:p text:style-name="P16">heroTextureLoad</text:p>
      <text:p text:style-name="P16">heroTextureUnload</text:p>
      <text:p text:style-name="P16">heroTextureBind</text:p>
      <text:p text:style-name="P16">heroTextureUnbind</text:p>
      <text:p text:style-name="P16">heroTextureFromText</text:p>
      <text:p text:style-name="P16">heroTextureConstruct</text:p>
      <text:p text:style-name="P16">heroTextureGetGlID</text:p>
      <text:p text:style-name="P16">heroTextureGetSize</text:p>
      <text:p text:style-name="P13"/>
      <text:p text:style-name="P7">Shader</text:p>
      <text:p text:style-name="P17"/>
      <text:p text:style-name="P17">heroShaderLoad</text:p>
      <text:p text:style-name="P17">heroShaderUnload</text:p>
      <text:p text:style-name="P17">heroShaderBind</text:p>
      <text:p text:style-name="P17">heroShaderGetUniformLocation</text:p>
      <text:p text:style-name="P17"/>
      <text:p text:style-name="P8">SpriteBatch</text:p>
      <text:p text:style-name="P18"/>
      <text:p text:style-name="P18">heroSpriteBatchInit</text:p>
      <text:p text:style-name="P18">heroSpriteBatchDestroy</text:p>
      <text:p text:style-name="P18">heroSpriteBatchBegin</text:p>
      <text:p text:style-name="P18">heroSpriteBatchEnd</text:p>
      <text:p text:style-name="P18">heroSpriteBatchDrawTexture</text:p>
      <text:p text:style-name="P18">heroSpriteBatchDrawTextureEx</text:p>
      <text:p text:style-name="P18"/>
      <text:p text:style-name="P9">Math</text:p>
      <text:p text:style-name="P19"/>
      <text:p text:style-name="P21"><text:span text:style-name="T1">heroMath</text:span><text:span text:style-name="T2">D</text:span><text:span text:style-name="T1">eg2rad</text:span></text:p>
      <text:p text:style-name="P20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Rotate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Standard"/>
      <text:p text:style-name="P10">Actor2D</text:p>
      <text:p text:style-name="Standard"><text:soft-page-break/>heroActor2DGetPosition</text:p>
      <text:p text:style-name="Standard">heroActor2DSetPosition</text:p>
      <text:p text:style-name="Standard">heroActor2DGetSize</text:p>
      <text:p text:style-name="Standard">heroActor2DSetSize</text:p>
      <text:p text:style-name="Standard">heroActor2DGetRotation</text:p>
      <text:p text:style-name="Standard">heroActor2DSetRotat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1T20:39:21.621800467</dc:date>
    <meta:editing-duration>PT25M26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4" meta:paragraph-count="138" meta:word-count="138" meta:character-count="2420" meta:non-whitespace-character-count="2420"/>
  </office:meta>
</office:document-meta>
</file>